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94ec" style:font-weight-asian="normal" style:font-weight-complex="normal"/>
    </style:style>
    <style:style style:name="T4" style:family="text">
      <style:text-properties fo:font-weight="normal" officeooo:rsid="001e4052" style:font-weight-asian="normal" style:font-weight-complex="normal"/>
    </style:style>
    <style:style style:name="T5" style:family="text">
      <style:text-properties fo:font-weight="normal" officeooo:rsid="0023da93" style:font-weight-asian="normal" style:font-weight-complex="normal"/>
    </style:style>
    <style:style style:name="T6" style:family="text">
      <style:text-properties fo:font-weight="normal" officeooo:rsid="00243b3b" style:font-weight-asian="normal" style:font-weight-complex="normal"/>
    </style:style>
    <style:style style:name="T7" style:family="text">
      <style:text-properties fo:font-weight="normal" officeooo:rsid="00272a8e" style:font-weight-asian="normal" style:font-weight-complex="normal"/>
    </style:style>
    <style:style style:name="T8" style:family="text">
      <style:text-properties fo:font-weight="normal" officeooo:rsid="002baac8" style:font-weight-asian="normal" style:font-weight-complex="normal"/>
    </style:style>
    <style:style style:name="T9" style:family="text">
      <style:text-properties fo:font-weight="normal" officeooo:rsid="002c5ddf" style:font-weight-asian="normal" style:font-weight-complex="normal"/>
    </style:style>
    <style:style style:name="T10" style:family="text">
      <style:text-properties fo:font-weight="normal" officeooo:rsid="002d7d34" style:font-weight-asian="normal" style:font-weight-complex="normal"/>
    </style:style>
    <style:style style:name="T11" style:family="text">
      <style:text-properties officeooo:rsid="0029b4ae"/>
    </style:style>
    <style:style style:name="T12" style:family="text">
      <style:text-properties officeooo:rsid="002c5ddf"/>
    </style:style>
    <style:style style:name="T13" style:family="text">
      <style:text-properties officeooo:rsid="002d7d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2"> </text:span><text:span text:style-name="T10">Perfecto</text:span><text:span text:style-name="T8"> </text:span><text:span text:style-name="T6">(</text:span><text:span text:style-name="T10">10</text:span><text:span text:style-name="T6">/10)</text:span></text:p>
      <text:p text:style-name="P9"/>
      <text:p text:style-name="P2"><text:span text:style-name="T1">Ejercicio 2:</text:span><text:span text:style-name="T2"> </text:span><text:span text:style-name="T10">Perfecto </text:span><text:span text:style-name="T7">(</text:span><text:span text:style-name="T9">10</text:span><text:span text:style-name="T7">/10)</text:span><text:span text:style-name="T5">.</text:span></text:p>
      <text:p text:style-name="P11"/>
      <text:p text:style-name="P3"><text:span text:style-name="T1">Ejercicio 3:</text:span> <text:span text:style-name="T13">Perfecto (10/10)</text:span></text:p>
      <text:p text:style-name="P3"/>
      <text:p text:style-name="P3"><text:span text:style-name="T1">Ejercicio 4:</text:span> <text:span text:style-name="T13">Falta un término constante en la solución particular. Debe ser: yp(x)=Ax^2exp(-3x)+B (6/10)</text:span>.</text:p>
      <text:p text:style-name="P10"/>
      <text:p text:style-name="P6"><text:span text:style-name="T1">Ejercicio 5:</text:span> <text:span text:style-name="T13">Perfecto procedimiento, al final error en cálculos (8/10).</text:span></text:p>
      <text:p text:style-name="P10"/>
      <text:p text:style-name="P8"><text:span text:style-name="T1">Ejercicio 6: </text:span><text:span text:style-name="T5">Perfecto (10/10).</text:span></text:p>
      <text:p text:style-name="P10"/>
      <text:p text:style-name="P8"><text:span text:style-name="T1">Ejercicio 7:</text:span> <text:span text:style-name="T13">Procedimiento bien. Cuidado con los paréntesis al final, la solución es y=K(x)(x+2)^2=(x^2+4x+C)(x+2)^2. Esto no es lo que tú pones al final</text:span><text:span text:style-name="T8"> </text:span><text:span text:style-name="T3">(</text:span><text:span text:style-name="T10">8</text:span><text:span text:style-name="T3">/10).</text:span></text:p>
      <text:p text:style-name="P10"/>
      <text:p text:style-name="P7"><text:span text:style-name="T1">Ejercicio 8:</text:span> <text:span text:style-name="T13">Perfecto (10/10).</text:span></text:p>
      <text:p text:style-name="P10"/>
      <text:p text:style-name="P7"><text:span text:style-name="T1">Ejercicio 9:</text:span> <text:span text:style-name="T11">Perfecto (10/10).</text:span></text:p>
      <text:p text:style-name="P10"/>
      <text:p text:style-name="P5"><text:span text:style-name="T1">Nota:</text:span><text:bookmark-start text:name="__DdeLink__140_3449432672"/><text:bookmark-start text:name="__DdeLink__145_1125319292"/><text:bookmark-start text:name="__DdeLink__132_2166885872"/><text:bookmark-start text:name="__DdeLink__564_3449432672"/><text:span text:style-name="T1"> </text:span><text:bookmark-start text:name="__DdeLink__159_2251390355"/><text:bookmark-start text:name="__DdeLink__714_3449432672"/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bookmark-start text:name="__DdeLink__154_2264463841"/><text:bookmark-start text:name="__DdeLink__166_1724305369"/><text:span text:style-name="T4">(</text:span><text:span text:style-name="T10">10 + 10 + 10 + 6 + 8 + 10 + 8 + 10 + 10</text:span><text:span text:style-name="T4">)/9</text:span><text:bookmark-end text:name="__DdeLink__140_3449432672"/><text:bookmark-end text:name="__DdeLink__145_1125319292"/><text:bookmark-end text:name="__DdeLink__564_3449432672"/><text:bookmark-end text:name="__DdeLink__159_2251390355"/><text:bookmark-end text:name="__DdeLink__714_344943267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bookmark-end text:name="__DdeLink__154_2264463841"/><text:bookmark-end text:name="__DdeLink__166_1724305369"/><text:span text:style-name="T4">=</text:span><text:bookmark-end text:name="__DdeLink__132_2166885872"/><text:span text:style-name="T10">9.1</text:span><text:span text:style-name="T5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9:03:04.943901956</dc:date>
    <meta:editing-duration>PT2H48M26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0" meta:character-count="570" meta:non-whitespace-character-count="488"/>
  </office:meta>
</office:document-meta>
</file>